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ontserrat" svg:font-family="Montserrat, Arial, Helvetica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1" style:family="table">
      <style:table-properties style:width="6.6931in" table:align="left" fo:background-color="transparent">
        <style:background-image/>
      </style:table-properties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6.5257in"/>
    </style:style>
    <style:style style:name="Table1.A1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fo:language="en" fo:country="US" officeooo:rsid="0004ed67" officeooo:paragraph-rsid="0004ed67"/>
    </style:style>
    <style:style style:name="P2" style:family="paragraph" style:parent-style-name="Standard">
      <style:text-properties fo:language="en" fo:country="US" officeooo:rsid="0004ed67" officeooo:paragraph-rsid="00053ebc"/>
    </style:style>
    <style:style style:name="P3" style:family="paragraph" style:parent-style-name="Standard">
      <style:text-properties fo:language="en" fo:country="US" officeooo:rsid="0004ed67" officeooo:paragraph-rsid="000d0072"/>
    </style:style>
    <style:style style:name="P4" style:family="paragraph" style:parent-style-name="Standard">
      <style:text-properties fo:language="en" fo:country="US" officeooo:rsid="0004ed67" officeooo:paragraph-rsid="0010a6d6"/>
    </style:style>
    <style:style style:name="P5" style:family="paragraph" style:parent-style-name="Standard">
      <style:text-properties fo:language="en" fo:country="US" officeooo:rsid="00053ebc" officeooo:paragraph-rsid="00053ebc"/>
    </style:style>
    <style:style style:name="P6" style:family="paragraph" style:parent-style-name="Standard">
      <style:text-properties fo:language="en" fo:country="US" officeooo:rsid="00066d46" officeooo:paragraph-rsid="00066d46"/>
    </style:style>
    <style:style style:name="P7" style:family="paragraph" style:parent-style-name="Standard">
      <style:text-properties fo:language="en" fo:country="US" officeooo:rsid="00095ee8" officeooo:paragraph-rsid="00095ee8"/>
    </style:style>
    <style:style style:name="P8" style:family="paragraph" style:parent-style-name="Standard">
      <style:text-properties fo:language="en" fo:country="US" officeooo:rsid="000a2d50" officeooo:paragraph-rsid="000a2d50"/>
    </style:style>
    <style:style style:name="P9" style:family="paragraph" style:parent-style-name="Standard">
      <style:text-properties fo:language="en" fo:country="US" officeooo:rsid="000b35fa" officeooo:paragraph-rsid="000b35fa"/>
    </style:style>
    <style:style style:name="P10" style:family="paragraph" style:parent-style-name="Standard">
      <style:text-properties fo:language="en" fo:country="US" fo:font-weight="bold" officeooo:rsid="0004ed67" officeooo:paragraph-rsid="0004ed67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40122" officeooo:paragraph-rsid="00140122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62c6d" officeooo:paragraph-rsid="00162c6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4a544" officeooo:paragraph-rsid="0024a544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4a544" officeooo:paragraph-rsid="0061c862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4d09d9" officeooo:paragraph-rsid="004d09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4e1601" officeooo:paragraph-rsid="004e1601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4fe18a" officeooo:paragraph-rsid="004fe18a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6822ab" officeooo:paragraph-rsid="006822ab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6c90fe" officeooo:paragraph-rsid="006c90fe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066d46" officeooo:paragraph-rsid="0063a8aa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65cf75" officeooo:paragraph-rsid="0065cf75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e6b10" officeooo:paragraph-rsid="00be6b1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f8108" officeooo:paragraph-rsid="00be6b10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c5d09f" officeooo:paragraph-rsid="00c5d09f" style:font-weight-asian="bold" style:font-weight-complex="bold"/>
    </style:style>
    <style:style style:name="P25" style:family="paragraph" style:parent-style-name="Standard">
      <style:text-properties fo:language="en" fo:country="US" officeooo:rsid="00140122" officeooo:paragraph-rsid="00140122"/>
    </style:style>
    <style:style style:name="P26" style:family="paragraph" style:parent-style-name="Standard">
      <style:text-properties fo:language="en" fo:country="US" officeooo:rsid="001521db" officeooo:paragraph-rsid="001521db"/>
    </style:style>
    <style:style style:name="P27" style:family="paragraph" style:parent-style-name="Standard">
      <style:text-properties fo:language="en" fo:country="US" fo:font-style="normal" fo:font-weight="normal" officeooo:rsid="00169db3" officeooo:paragraph-rsid="00169db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0169db3" officeooo:paragraph-rsid="007329e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0169db3" officeooo:paragraph-rsid="00751ed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169db3" officeooo:paragraph-rsid="007616f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0169db3" officeooo:paragraph-rsid="0076cfc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169db3" officeooo:paragraph-rsid="007811a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17c3a9" officeooo:paragraph-rsid="0017c3a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17ecf9" officeooo:paragraph-rsid="0017ecf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059a380" officeooo:paragraph-rsid="0059a38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05b7dd4" officeooo:paragraph-rsid="005b7dd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070ea65" officeooo:paragraph-rsid="0070ea6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0714a00" officeooo:paragraph-rsid="00714a0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79e104" officeooo:paragraph-rsid="0079e10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07d3572" officeooo:paragraph-rsid="007d357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07db921" officeooo:paragraph-rsid="007db921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0751ed2" officeooo:paragraph-rsid="00751ed2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bold" officeooo:rsid="0017ecf9" officeooo:paragraph-rsid="0017ecf9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language="en" fo:country="US" fo:font-style="normal" fo:font-weight="bold" officeooo:rsid="007d3572" officeooo:paragraph-rsid="007d3572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language="en" fo:country="US" fo:font-style="normal" fo:font-weight="bold" officeooo:rsid="0070ea65" officeooo:paragraph-rsid="0070ea65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language="en" fo:country="US" fo:font-style="normal" fo:font-weight="bold" officeooo:rsid="00751ed2" officeooo:paragraph-rsid="007329e4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language="en" fo:country="US" fo:font-style="normal" fo:font-weight="bold" officeooo:rsid="007db921" officeooo:paragraph-rsid="007db921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language="en" fo:country="US" fo:font-weight="normal" officeooo:rsid="0024a544" officeooo:paragraph-rsid="0024a544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24a544" officeooo:paragraph-rsid="0061c862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263cb0" officeooo:paragraph-rsid="00263cb0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27421a" officeooo:paragraph-rsid="0027421a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27722e" officeooo:paragraph-rsid="0027722e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2b1cf5" officeooo:paragraph-rsid="002b1cf5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2c86f5" officeooo:paragraph-rsid="002c86f5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2a0a86" officeooo:paragraph-rsid="006a0ca0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2a0a86" officeooo:paragraph-rsid="002a0a86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4b725e" officeooo:paragraph-rsid="004b725e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4cd8e5" officeooo:paragraph-rsid="004cd8e5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4cd8e5" officeooo:paragraph-rsid="004d09d9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04cd8e5" officeooo:paragraph-rsid="0061c862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4e1601" officeooo:paragraph-rsid="004e1601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4fe18a" officeooo:paragraph-rsid="004fe18a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4fe18a" officeooo:paragraph-rsid="0061c862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602251" officeooo:paragraph-rsid="00602251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4d09d9" officeooo:paragraph-rsid="004d09d9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4d09d9" officeooo:paragraph-rsid="0061c862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532997" officeooo:paragraph-rsid="00532997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532997" officeooo:paragraph-rsid="006c90fe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532997" officeooo:paragraph-rsid="00c5d09f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65cf75" officeooo:paragraph-rsid="0065cf75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66bbcc" officeooo:paragraph-rsid="0066bbcc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6822ab" officeooo:paragraph-rsid="006822ab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6a0ca0" officeooo:paragraph-rsid="006a0ca0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be6b10" officeooo:paragraph-rsid="00be6b10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bf8108" officeooo:paragraph-rsid="00bf8108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c142d7" officeooo:paragraph-rsid="00c142d7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5190bb" officeooo:paragraph-rsid="00532997" style:font-weight-asian="normal" style:font-weight-complex="normal"/>
    </style:style>
    <style:style style:name="P78" style:family="paragraph" style:parent-style-name="Standard">
      <style:text-properties officeooo:paragraph-rsid="00053ebc"/>
    </style:style>
    <style:style style:name="P79" style:family="paragraph" style:parent-style-name="Standard">
      <style:text-properties officeooo:paragraph-rsid="00066d46"/>
    </style:style>
    <style:style style:name="P80" style:family="paragraph" style:parent-style-name="Standard">
      <style:text-properties officeooo:rsid="00095ee8" officeooo:paragraph-rsid="00095ee8"/>
    </style:style>
    <style:style style:name="P81" style:family="paragraph" style:parent-style-name="Standard">
      <style:text-properties officeooo:rsid="000a2d50" officeooo:paragraph-rsid="000b35fa"/>
    </style:style>
    <style:style style:name="P82" style:family="paragraph" style:parent-style-name="Standard">
      <style:text-properties officeooo:rsid="000aef84" officeooo:paragraph-rsid="000aef84"/>
    </style:style>
    <style:style style:name="P83" style:family="paragraph" style:parent-style-name="Standard">
      <style:text-properties officeooo:rsid="0017c3a9" officeooo:paragraph-rsid="0017c3a9"/>
    </style:style>
    <style:style style:name="P84" style:family="paragraph" style:parent-style-name="Standard">
      <style:text-properties officeooo:paragraph-rsid="0017ecf9"/>
    </style:style>
    <style:style style:name="P85" style:family="paragraph" style:parent-style-name="Standard">
      <style:text-properties officeooo:paragraph-rsid="0027421a"/>
    </style:style>
    <style:style style:name="P86" style:family="paragraph" style:parent-style-name="Standard">
      <style:text-properties officeooo:rsid="002c86f5" officeooo:paragraph-rsid="002c86f5"/>
    </style:style>
    <style:style style:name="P87" style:family="paragraph" style:parent-style-name="Standard">
      <style:text-properties officeooo:paragraph-rsid="002c86f5"/>
    </style:style>
    <style:style style:name="P88" style:family="paragraph" style:parent-style-name="Standard">
      <style:text-properties officeooo:rsid="002ef024" officeooo:paragraph-rsid="002ef024"/>
    </style:style>
    <style:style style:name="P89" style:family="paragraph" style:parent-style-name="Standard">
      <style:text-properties officeooo:rsid="002ef024" officeooo:paragraph-rsid="002f45be"/>
    </style:style>
    <style:style style:name="P90" style:family="paragraph" style:parent-style-name="Standard">
      <style:text-properties style:font-name="Liberation Serif" fo:language="en" fo:country="US" fo:font-style="normal" fo:font-weight="normal" officeooo:rsid="0082e730" officeooo:paragraph-rsid="0082e730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Liberation Serif" fo:language="en" fo:country="US" fo:font-style="normal" fo:font-weight="normal" officeooo:rsid="009a59a1" officeooo:paragraph-rsid="009a59a1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Liberation Serif" fo:language="en" fo:country="US" fo:font-style="normal" fo:font-weight="normal" officeooo:rsid="009d5dec" officeooo:paragraph-rsid="009d5dec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font-name="Liberation Serif" fo:font-style="normal" fo:font-weight="normal" officeooo:paragraph-rsid="00400015"/>
    </style:style>
    <style:style style:name="P94" style:family="paragraph" style:parent-style-name="Standard">
      <style:text-properties fo:font-variant="normal" fo:text-transform="none" fo:color="#000000" loext:opacity="100%" style:font-name="Montserrat" fo:letter-spacing="normal" fo:font-style="normal" fo:font-weight="normal" officeooo:paragraph-rsid="00400015"/>
    </style:style>
    <style:style style:name="P95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paragraph-rsid="005b7dd4"/>
    </style:style>
    <style:style style:name="P96" style:family="paragraph" style:parent-style-name="Standard">
      <style:text-properties officeooo:paragraph-rsid="005190bb"/>
    </style:style>
    <style:style style:name="P97" style:family="paragraph" style:parent-style-name="Standard">
      <style:text-properties officeooo:paragraph-rsid="00532997"/>
    </style:style>
    <style:style style:name="P98" style:family="paragraph" style:parent-style-name="Standard">
      <style:text-properties officeooo:rsid="005665c5" officeooo:paragraph-rsid="005665c5"/>
    </style:style>
    <style:style style:name="P99" style:family="paragraph" style:parent-style-name="Standard">
      <style:text-properties fo:font-size="14pt" fo:language="en" fo:country="US" fo:font-style="normal" fo:font-weight="bold" officeooo:rsid="0059a380" officeooo:paragraph-rsid="0059a380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text-properties fo:font-size="12pt" fo:language="en" fo:country="US" fo:font-style="normal" fo:font-weight="normal" officeooo:rsid="0059a380" officeooo:paragraph-rsid="0059a380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officeooo:paragraph-rsid="0061c862"/>
    </style:style>
    <style:style style:name="P102" style:family="paragraph" style:parent-style-name="Standard">
      <style:text-properties officeooo:paragraph-rsid="00169db3"/>
    </style:style>
    <style:style style:name="P103" style:family="paragraph" style:parent-style-name="Standard">
      <style:text-properties officeooo:rsid="007db921" officeooo:paragraph-rsid="007db921"/>
    </style:style>
    <style:style style:name="P104" style:family="paragraph" style:parent-style-name="Standard">
      <style:text-properties officeooo:paragraph-rsid="00c5d09f"/>
    </style:style>
    <style:style style:name="P105" style:family="paragraph" style:parent-style-name="Standard">
      <style:text-properties style:use-window-font-color="true" loext:opacity="0%" officeooo:rsid="00c5d09f" officeooo:paragraph-rsid="00c5d09f"/>
    </style:style>
    <style:style style:name="P106" style:family="paragraph" style:parent-style-name="Standard">
      <style:text-properties style:use-window-font-color="true" loext:opacity="0%" fo:language="en" fo:country="US" fo:font-weight="normal" officeooo:rsid="00c5d09f" officeooo:paragraph-rsid="00c5d09f" style:font-weight-asian="normal" style:font-weight-complex="normal"/>
    </style:style>
    <style:style style:name="P107" style:family="paragraph" style:parent-style-name="Standard">
      <style:text-properties style:use-window-font-color="true" loext:opacity="0%" fo:language="en" fo:country="US" fo:font-weight="normal" officeooo:rsid="00c6228c" officeooo:paragraph-rsid="00c6228c" style:font-weight-asian="normal" style:font-weight-complex="normal"/>
    </style:style>
    <style:style style:name="P108" style:family="paragraph" style:parent-style-name="Standard">
      <style:text-properties style:use-window-font-color="true" loext:opacity="0%" fo:language="en" fo:country="US" fo:font-weight="normal" officeooo:rsid="00c9bd1f" officeooo:paragraph-rsid="00c9bd1f" style:font-weight-asian="normal" style:font-weight-complex="normal"/>
    </style:style>
    <style:style style:name="P109" style:family="paragraph" style:parent-style-name="Standard">
      <style:text-properties style:use-window-font-color="true" loext:opacity="0%" fo:language="en" fo:country="US" fo:font-weight="normal" officeooo:rsid="00cb86bd" officeooo:paragraph-rsid="00cb86bd" style:font-weight-asian="normal" style:font-weight-complex="normal"/>
    </style:style>
    <style:style style:name="P110" style:family="paragraph" style:parent-style-name="Standard">
      <style:text-properties style:use-window-font-color="true" loext:opacity="0%" fo:language="en" fo:country="US" fo:font-weight="normal" officeooo:rsid="00d0660d" officeooo:paragraph-rsid="00d0660d" style:font-weight-asian="normal" style:font-weight-complex="normal"/>
    </style:style>
    <style:style style:name="P111" style:family="paragraph" style:parent-style-name="Standard">
      <style:text-properties style:use-window-font-color="true" loext:opacity="0%" fo:language="en" fo:country="US" fo:font-weight="bold" officeooo:rsid="00c5d09f" officeooo:paragraph-rsid="00c5d09f" style:font-weight-asian="bold" style:font-weight-complex="bold"/>
    </style:style>
    <style:style style:name="P112" style:family="paragraph" style:parent-style-name="Standard">
      <style:text-properties fo:color="#c9211e" loext:opacity="100%" fo:language="en" fo:country="US" fo:font-weight="normal" officeooo:rsid="00532997" officeooo:paragraph-rsid="00532997" style:font-weight-asian="normal" style:font-weight-complex="normal"/>
    </style:style>
    <style:style style:name="P113" style:family="paragraph" style:parent-style-name="Standard">
      <style:text-properties officeooo:rsid="00c6228c" officeooo:paragraph-rsid="00c6228c"/>
    </style:style>
    <style:style style:name="P114" style:family="paragraph" style:parent-style-name="Standard">
      <style:text-properties officeooo:rsid="00c9bd1f" officeooo:paragraph-rsid="00c9bd1f"/>
    </style:style>
    <style:style style:name="P115" style:family="paragraph" style:parent-style-name="Table_20_Contents">
      <style:paragraph-properties fo:line-height="142%"/>
    </style:style>
    <style:style style:name="P116" style:family="paragraph" style:parent-style-name="Table_20_Contents">
      <style:paragraph-properties fo:margin-top="0in" fo:margin-bottom="0.1965in" style:contextual-spacing="false" fo:line-height="142%" fo:text-align="justify" style:justify-single-word="false" fo:padding="0in" fo:border="none"/>
      <style:text-properties fo:color="#000000" loext:opacity="100%" fo:font-size="12pt" fo:font-weight="bold"/>
    </style:style>
    <style:style style:name="P117" style:family="paragraph" style:parent-style-name="Table_20_Contents">
      <style:paragraph-properties fo:margin-top="0in" fo:margin-bottom="0.1965in" style:contextual-spacing="false" fo:line-height="142%" fo:text-align="justify" style:justify-single-word="false" fo:padding="0in" fo:border="none"/>
      <style:text-properties fo:color="#000000" loext:opacity="100%" fo:font-size="12pt"/>
    </style:style>
    <style:style style:name="P118" style:family="paragraph" style:parent-style-name="Standard">
      <style:text-properties officeooo:paragraph-rsid="00d0660d"/>
    </style:style>
    <style:style style:name="P119" style:family="paragraph" style:parent-style-name="Heading_20_1">
      <style:text-properties fo:language="en" fo:country="US" officeooo:rsid="00d475bd" officeooo:paragraph-rsid="00d475bd"/>
    </style:style>
    <style:style style:name="P120" style:family="paragraph" style:parent-style-name="Text_20_body">
      <style:text-properties officeooo:rsid="00d475bd" officeooo:paragraph-rsid="00d475b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ed67"/>
    </style:style>
    <style:style style:name="T3" style:family="text">
      <style:text-properties fo:language="en" fo:country="US" officeooo:rsid="00053ebc"/>
    </style:style>
    <style:style style:name="T4" style:family="text">
      <style:text-properties fo:language="en" fo:country="US" officeooo:rsid="00066d46"/>
    </style:style>
    <style:style style:name="T5" style:family="text">
      <style:text-properties fo:language="en" fo:country="US" officeooo:rsid="00070f8a"/>
    </style:style>
    <style:style style:name="T6" style:family="text">
      <style:text-properties fo:language="en" fo:country="US" officeooo:rsid="000b35fa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0b70c5" style:font-weight-asian="bold" style:font-weight-complex="bold"/>
    </style:style>
    <style:style style:name="T9" style:family="text">
      <style:text-properties fo:language="en" fo:country="US" fo:font-weight="bold" officeooo:rsid="002b1cf5" style:font-weight-asian="bold" style:font-weight-complex="bold"/>
    </style:style>
    <style:style style:name="T10" style:family="text">
      <style:text-properties fo:language="en" fo:country="US" fo:font-weight="bold" officeooo:rsid="00bdfedd" style:font-weight-asian="bold" style:font-weight-complex="bold"/>
    </style:style>
    <style:style style:name="T11" style:family="text">
      <style:text-properties fo:language="en" fo:country="US" fo:font-weight="bold" officeooo:rsid="001521db" style:font-weight-asian="bold" style:font-weight-complex="bold"/>
    </style:style>
    <style:style style:name="T12" style:family="text">
      <style:text-properties fo:language="en" fo:country="US" fo:font-weight="bold" officeooo:rsid="00c9bd1f" style:font-weight-asian="bold" style:font-weight-complex="bold"/>
    </style:style>
    <style:style style:name="T13" style:family="text">
      <style:text-properties fo:language="en" fo:country="US" fo:font-weight="bold" officeooo:rsid="00d475f4" style:font-weight-asian="bold" style:font-weight-complex="bold"/>
    </style:style>
    <style:style style:name="T14" style:family="text">
      <style:text-properties fo:language="en" fo:country="US" fo:font-weight="bold" officeooo:rsid="00d7c69b" style:font-weight-asian="bold" style:font-weight-complex="bold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169db3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17ecf9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officeooo:rsid="0076cfc7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fo:font-weight="normal" officeooo:rsid="007811a8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27421a" style:font-weight-asian="normal" style:font-weight-complex="normal"/>
    </style:style>
    <style:style style:name="T23" style:family="text">
      <style:text-properties fo:language="en" fo:country="US" fo:font-weight="normal" officeooo:rsid="0028a029" style:font-weight-asian="normal" style:font-weight-complex="normal"/>
    </style:style>
    <style:style style:name="T24" style:family="text">
      <style:text-properties fo:language="en" fo:country="US" fo:font-weight="normal" officeooo:rsid="002b1cf5" style:font-weight-asian="normal" style:font-weight-complex="normal"/>
    </style:style>
    <style:style style:name="T25" style:family="text">
      <style:text-properties fo:language="en" fo:country="US" fo:font-weight="normal" officeooo:rsid="002c86f5" style:font-weight-asian="normal" style:font-weight-complex="normal"/>
    </style:style>
    <style:style style:name="T26" style:family="text">
      <style:text-properties fo:language="en" fo:country="US" fo:font-weight="normal" officeooo:rsid="005190bb" style:font-weight-asian="normal" style:font-weight-complex="normal"/>
    </style:style>
    <style:style style:name="T27" style:family="text">
      <style:text-properties fo:language="en" fo:country="US" fo:font-weight="normal" officeooo:rsid="00532997" style:font-weight-asian="normal" style:font-weight-complex="normal"/>
    </style:style>
    <style:style style:name="T28" style:family="text">
      <style:text-properties fo:language="en" fo:country="US" fo:font-weight="normal" officeooo:rsid="005665c5" style:font-weight-asian="normal" style:font-weight-complex="normal"/>
    </style:style>
    <style:style style:name="T29" style:family="text">
      <style:text-properties fo:language="en" fo:country="US" fo:font-weight="normal" officeooo:rsid="00c5d09f" style:font-weight-asian="normal" style:font-weight-complex="normal"/>
    </style:style>
    <style:style style:name="T30" style:family="text">
      <style:text-properties fo:language="en" fo:country="US" fo:font-weight="normal" officeooo:rsid="00d7c69b" style:font-weight-asian="normal" style:font-weight-complex="normal"/>
    </style:style>
    <style:style style:name="T31" style:family="text">
      <style:text-properties fo:language="en" fo:country="US" officeooo:rsid="002d2fd1"/>
    </style:style>
    <style:style style:name="T32" style:family="text">
      <style:text-properties fo:language="en" fo:country="US" officeooo:rsid="002f45be"/>
    </style:style>
    <style:style style:name="T33" style:family="text">
      <style:text-properties fo:language="en" fo:country="US" officeooo:rsid="00d475f4"/>
    </style:style>
    <style:style style:name="T34" style:family="text">
      <style:text-properties fo:language="en" fo:country="US" officeooo:rsid="00d4d8d0"/>
    </style:style>
    <style:style style:name="T35" style:family="text">
      <style:text-properties fo:language="en" fo:country="US" officeooo:rsid="00d7c69b"/>
    </style:style>
    <style:style style:name="T36" style:family="text">
      <style:text-properties officeooo:rsid="00053ebc"/>
    </style:style>
    <style:style style:name="T37" style:family="text">
      <style:text-properties officeooo:rsid="000d0072"/>
    </style:style>
    <style:style style:name="T38" style:family="text">
      <style:text-properties officeooo:rsid="0010a6d6"/>
    </style:style>
    <style:style style:name="T39" style:family="text">
      <style:text-properties fo:font-style="italic"/>
    </style:style>
    <style:style style:name="T40" style:family="text">
      <style:text-properties officeooo:rsid="00263cb0"/>
    </style:style>
    <style:style style:name="T41" style:family="text">
      <style:text-properties officeooo:rsid="0027421a"/>
    </style:style>
    <style:style style:name="T42" style:family="text">
      <style:text-properties officeooo:rsid="002c86f5"/>
    </style:style>
    <style:style style:name="T43" style:family="text">
      <style:text-properties fo:font-variant="normal" fo:text-transform="none" fo:color="#000000" loext:opacity="100%" style:font-name="Montserrat" fo:letter-spacing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4ea64b" style:font-weight-asian="bold" style:font-weight-complex="bold"/>
    </style:style>
    <style:style style:name="T46" style:family="text">
      <style:text-properties fo:font-weight="bold" officeooo:rsid="0057fb4a" style:font-weight-asian="bold" style:font-weight-complex="bold"/>
    </style:style>
    <style:style style:name="T47" style:family="text">
      <style:text-properties fo:font-weight="bold" officeooo:rsid="00751ed2" style:font-weight-asian="bold" style:font-weight-complex="bold"/>
    </style:style>
    <style:style style:name="T48" style:family="text">
      <style:text-properties fo:font-weight="bold" officeooo:rsid="007b7e0c" style:font-weight-asian="bold" style:font-weight-complex="bold"/>
    </style:style>
    <style:style style:name="T49" style:family="text">
      <style:text-properties fo:font-weight="bold" officeooo:rsid="00bf8108" style:font-weight-asian="bold" style:font-weight-complex="bold"/>
    </style:style>
    <style:style style:name="T50" style:family="text">
      <style:text-properties fo:font-weight="bold" officeooo:rsid="00c2b2e1" style:font-weight-asian="bold" style:font-weight-complex="bold"/>
    </style:style>
    <style:style style:name="T51" style:family="text">
      <style:text-properties officeooo:rsid="004ea64b"/>
    </style:style>
    <style:style style:name="T52" style:family="text">
      <style:text-properties fo:color="#c9211e" loext:opacity="100%"/>
    </style:style>
    <style:style style:name="T53" style:family="text">
      <style:text-properties fo:color="#c9211e" loext:opacity="100%" fo:language="en" fo:country="US" fo:font-weight="bold" officeooo:rsid="00532997" style:font-weight-asian="bold" style:font-weight-complex="bold"/>
    </style:style>
    <style:style style:name="T54" style:family="text">
      <style:text-properties fo:color="#c9211e" loext:opacity="100%" fo:language="en" fo:country="US" fo:font-weight="normal" officeooo:rsid="00532997" style:font-weight-asian="normal" style:font-weight-complex="normal"/>
    </style:style>
    <style:style style:name="T55" style:family="text">
      <style:text-properties officeooo:rsid="00547d70"/>
    </style:style>
    <style:style style:name="T56" style:family="text">
      <style:text-properties officeooo:rsid="0057fb4a"/>
    </style:style>
    <style:style style:name="T57" style:family="text">
      <style:text-properties officeooo:rsid="005cfc82"/>
    </style:style>
    <style:style style:name="T58" style:family="text">
      <style:text-properties officeooo:rsid="005dc7e2"/>
    </style:style>
    <style:style style:name="T59" style:family="text">
      <style:text-properties officeooo:rsid="0061c862"/>
    </style:style>
    <style:style style:name="T60" style:family="text">
      <style:text-properties officeooo:rsid="006a0ca0"/>
    </style:style>
    <style:style style:name="T61" style:family="text">
      <style:text-properties officeooo:rsid="006b2ce0"/>
    </style:style>
    <style:style style:name="T62" style:family="text">
      <style:text-properties officeooo:rsid="006f2dae"/>
    </style:style>
    <style:style style:name="T63" style:family="text">
      <style:text-properties officeooo:rsid="007329e4"/>
    </style:style>
    <style:style style:name="T64" style:family="text">
      <style:text-properties officeooo:rsid="007616fc"/>
    </style:style>
    <style:style style:name="T65" style:family="text">
      <style:text-properties officeooo:rsid="0076cfc7"/>
    </style:style>
    <style:style style:name="T66" style:family="text">
      <style:text-properties officeooo:rsid="00781a36"/>
    </style:style>
    <style:style style:name="T67" style:family="text">
      <style:text-properties officeooo:rsid="007b7e0c"/>
    </style:style>
    <style:style style:name="T68" style:family="text">
      <style:text-properties officeooo:rsid="007c0a89"/>
    </style:style>
    <style:style style:name="T69" style:family="text">
      <style:text-properties officeooo:rsid="007db921"/>
    </style:style>
    <style:style style:name="T70" style:family="text">
      <style:text-properties officeooo:rsid="0082b647"/>
    </style:style>
    <style:style style:name="T71" style:family="text">
      <style:text-properties officeooo:rsid="00880aeb"/>
    </style:style>
    <style:style style:name="T72" style:family="text">
      <style:text-properties officeooo:rsid="00bd11da"/>
    </style:style>
    <style:style style:name="T73" style:family="text">
      <style:text-properties officeooo:rsid="00c0317c"/>
    </style:style>
    <style:style style:name="T74" style:family="text">
      <style:text-properties officeooo:rsid="00c2b2e1"/>
    </style:style>
    <style:style style:name="T75" style:family="text">
      <style:text-properties style:use-window-font-color="true" loext:opacity="0%" fo:language="en" fo:country="US" fo:font-weight="bold" style:font-weight-asian="bold" style:font-weight-complex="bold"/>
    </style:style>
    <style:style style:name="T76" style:family="text">
      <style:text-properties style:use-window-font-color="true" loext:opacity="0%" fo:language="en" fo:country="US" fo:font-weight="normal" style:font-weight-asian="normal" style:font-weight-complex="normal"/>
    </style:style>
    <style:style style:name="T77" style:family="text">
      <style:text-properties style:use-window-font-color="true" loext:opacity="0%" fo:language="en" fo:country="US" fo:font-weight="normal" officeooo:rsid="00c5d09f" style:font-weight-asian="normal" style:font-weight-complex="normal"/>
    </style:style>
    <style:style style:name="T78" style:family="text">
      <style:text-properties style:use-window-font-color="true" loext:opacity="0%" fo:language="en" fo:country="US" fo:font-weight="normal" officeooo:rsid="00c6228c" style:font-weight-asian="normal" style:font-weight-complex="normal"/>
    </style:style>
    <style:style style:name="T79" style:family="text">
      <style:text-properties style:use-window-font-color="true" loext:opacity="0%" fo:language="en" fo:country="US" fo:font-weight="normal" officeooo:rsid="00c9bd1f" style:font-weight-asian="normal" style:font-weight-complex="normal"/>
    </style:style>
    <style:style style:name="T80" style:family="text">
      <style:text-properties style:use-window-font-color="true" loext:opacity="0%" fo:language="en" fo:country="US" fo:font-weight="normal" officeooo:rsid="00d0660d" style:font-weight-asian="normal" style:font-weight-complex="normal"/>
    </style:style>
    <style:style style:name="T81" style:family="text">
      <style:text-properties officeooo:rsid="00c665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perty of Bean</text:p>
      <text:p text:style-name="P1">class – name of class</text:p>
      <text:p text:style-name="P1"/>
      <text:p text:style-name="P1">name/id – unique name, use one of them</text:p>
      <text:p text:style-name="P1"/>
      <text:p text:style-name="P1">scope=”singleton”(default)/”prototype”/”request”(HTTP request)/”session”(HTTP sesion)/”global-session”(global HTTP session)</text:p>
      <text:p text:style-name="P1"/>
      <text:p text:style-name="P4">constructor-arg- <text:span text:style-name="T38">argument for constructor &lt;</text:span>constructor-arg<text:span text:style-name="T38">&gt;&lt;value&gt;1&lt;/value&gt;&lt;/constructor-arg&gt;</text:span></text:p>
      <text:p text:style-name="P1">properties</text:p>
      <text:p text:style-name="P3">a<text:span text:style-name="T37">utowire=”byName”/”byType”/”constructor”</text:span></text:p>
      <text:p text:style-name="P1"/>
      <text:p text:style-name="P1">lazy-init=”true”/”false”</text:p>
      <text:p text:style-name="P1"/>
      <text:p text:style-name="P2">init-method / destroy-method– <text:span text:style-name="T36">callback, which will be called right after instatiation/before destruction. Void, no-argument signature.</text:span></text:p>
      <text:p text:style-name="P78"><text:span text:style-name="T3">Interf </text:span><text:span text:style-name="T2">org.springframework.beans.factory.InitializingBean </text:span><text:span text:style-name="T3">defines void afterPropertiesSet() throws Exception, bean may implement this interface.</text:span></text:p>
      <text:p text:style-name="P5">Interf org.springframework.beans.factory.DisposableBean defines void destroy() throws Exception</text:p>
      <text:p text:style-name="P5"/>
      <text:p text:style-name="P79"><text:span text:style-name="T3">default-init-method </text:span><text:span text:style-name="T4">and </text:span><text:span text:style-name="T3">default-d</text:span><text:span text:style-name="T4">estroy</text:span><text:span text:style-name="T3">-method </text:span><text:span text:style-name="T4">properties are available for &lt;bean&gt;</text:span></text:p>
      <text:p text:style-name="P6"/>
      <text:p text:style-name="P80"><text:span text:style-name="T4">p</text:span><text:span text:style-name="T1">arent – will inherit configuration from parent</text:span></text:p>
      <text:p text:style-name="P7"/>
      <text:p text:style-name="P7">abstract – to define template of initialization, do not define class=””</text:p>
      <text:p text:style-name="P7"/>
      <text:p text:style-name="P81"><text:span text:style-name="T1">inside tag &lt;property&gt; </text:span><text:span text:style-name="T8">is this via setters??</text:span></text:p>
      <text:p text:style-name="P8">setter-based injection: tag &lt;bean&gt; </text:p>
      <text:p text:style-name="P82"><text:span text:style-name="T1">inject lists: &lt;list&gt;&lt;value&gt;Some Value&lt;/value&gt;</text:span><text:span text:style-name="T6">&lt;ref bean=””/&gt;</text:span><text:span text:style-name="T1">&lt;/list&gt;</text:span></text:p>
      <text:p text:style-name="P9">inject sets: &lt;set&gt;&lt;value&gt;Some value&lt;/value&gt;&lt;ref bean=””/&gt;&lt;/set&gt;</text:p>
      <text:p text:style-name="P9">inject maps: &lt;map&gt;&lt;entry key=”key” value=”value”/&gt;&lt;entry key=”” value-ref=””/&gt;&lt;/map&gt;</text:p>
      <text:p text:style-name="P9">inject property(java.util.Property): &lt;props&gt;&lt;prop key=””&gt;Some value&lt;/prop&gt;&lt;/props&gt;</text:p>
      <text:p text:style-name="P9">&lt;null/&gt; - to inject null</text:p>
      <text:p text:style-name="P9"/>
      <text:p text:style-name="P14">C<text:span text:style-name="T59">reating beans</text:span></text:p>
      <text:p text:style-name="P49">@EnableAutoConfiguration – <text:span text:style-name="T70">scan Beans in classpath</text:span></text:p>
      <text:p text:style-name="P48">@ImportResource<text:span text:style-name="T55">(“classpath:/path to xml file with configuration”)</text:span></text:p>
      <text:p text:style-name="P13"/>
      <text:p text:style-name="P52">@Component - </text:p>
      <text:p text:style-name="P52">value: String – name of component. Should be used @ComponentScan(basePackages={””})</text:p>
      <text:p text:style-name="P52"/>
      <text:p text:style-name="P48">@Bean – for method in @Configuration</text:p>
      <text:p text:style-name="P48">autowire: <text:span text:style-name="T40">Autowire</text:span></text:p>
      <text:p text:style-name="P48">autowireCandidat: <text:span text:style-name="T40">boolean</text:span></text:p>
      <text:p text:style-name="P48">destroyMethod=””, initMethod=”” <text:span text:style-name="T45">or may use</text:span><text:span text:style-name="T51"> @PostConstruct and @PreDestroy </text:span><text:span text:style-name="T45">or implement</text:span><text:span text:style-name="T51"> InitializingBean and DisposableBean</text:span></text:p>
      <text:p text:style-name="P48">name: String []</text:p>
      <text:p text:style-name="P48">value: String []</text:p>
      <text:p text:style-name="P48"/>
      <text:p text:style-name="P57">@DependsOn ({“beanA”, “beanB”, …}) - bean will be created after “beanA”, …</text:p>
      <text:p text:style-name="P57"/>
      <text:p text:style-name="P58">@Profile(“profile”) - bean will be instantiated only if spec. profile is active</text:p>
      <text:p text:style-name="P58"><text:soft-page-break/>Activate profile by parameter <text:span text:style-name="T44">spring.profiles.active </text:span>which may be set by</text:p>
      <text:p text:style-name="P58"/>
      <text:p text:style-name="P58">@Configuration<text:line-break/>public class MyWebApplicationInitializer implements <text:span text:style-name="T44">WebApplicationInitializer</text:span> {<text:line-break/> <text:s text:c="4"/>@Override<text:line-break/> <text:s text:c="3"/>public void onStartup(ServletContext servletContext) throws ServletException {<text:line-break/> <text:s text:c="7"/>servletContext.setInitParameter("spring.profiles.active", "dev");<text:line-break/> <text:s text:c="3"/>}<text:line-break/>}</text:p>
      <text:p text:style-name="P15">or</text:p>
      <text:p text:style-name="P59">@Autowired<text:line-break/>private ConfigurableEnvironment env;<text:line-break/>env.setActiveProfiles("someProfile");</text:p>
      <text:p text:style-name="P15">or</text:p>
      <text:p text:style-name="P65">in web.xml: spring.profiles.active=production</text:p>
      <text:p text:style-name="P15">or</text:p>
      <text:p text:style-name="P66">JVM system parameter: -Dspring.profiles.active=dev</text:p>
      <text:p text:style-name="P60"/>
      <text:p text:style-name="P60">@Conditional – <text:span text:style-name="T55">more flexible, than @Profile; provides matchers</text:span><text:line-break/></text:p>
      <text:p text:style-name="P61">@Order(1) – defines order in which bean will be injected to colle<text:span text:style-name="T72">c</text:span>tion </text:p>
      <text:p text:style-name="P16">or</text:p>
      <text:p text:style-name="P61">in which order advices will be invoked in AOP</text:p>
      <text:p text:style-name="P61"/>
      <text:p text:style-name="P64">@Priority – same as @Order but from JAX-RS</text:p>
      <text:p text:style-name="P57"/>
      <text:p text:style-name="P50">@Qualifier – to define name of bean, may be used with method in @Configuration, field for injection, @Compotent class. <text:span text:style-name="T41">Takes value: String</text:span></text:p>
      <text:p text:style-name="P50"/>
      <text:p text:style-name="P51">@Primary – to define primary bean for injection. May be used with @Bean method, @Component class which implements some interface(other classes may also implement this interface)</text:p>
      <text:p text:style-name="P51"/>
      <text:p text:style-name="P53">@Scope</text:p>
      <text:p text:style-name="P53">value: String - “singleton”/”prototype”/”request”/”<text:span text:style-name="T42">session”/”application”/”websocket”</text:span></text:p>
      <text:p text:style-name="P53">More details:</text:p>
      <text:p text:style-name="P53">“<text:span text:style-name="T62">prototype</text:span>” - <text:span text:style-name="T62">every method call creates new instance</text:span></text:p>
      <text:p text:style-name="P87"><text:span text:style-name="T24">“request”(WebApplicationContext.SCOPE_REQUEST) - controller will see different objects for all requests. </text:span><text:span text:style-name="T9">Alternative</text:span><text:span text:style-name="T24"> @</text:span><text:span text:style-name="T25">RequestScope</text:span></text:p>
      <text:p text:style-name="P54">“session”(WebApplicationContext.SCOPE_SESSION) – controller will see the same object during session. <text:span text:style-name="T44">Alternative</text:span> @SessionScope</text:p>
      <text:p text:style-name="P54">“application”(WebApplicationContext.SCOPE_APPLICATION) - for the life cycle of ServletContext. Shared across multiple servlet-based applications in the same ServletContext. <text:span text:style-name="T44">Alternative</text:span> @ApplicationScope</text:p>
      <text:p text:style-name="P86">“<text:span text:style-name="T31">websocket” - for Web-Socket session</text:span></text:p>
      <text:p text:style-name="P88"><text:span text:style-name="T31">p</text:span><text:span text:style-name="T1">roxyMode: ScopedProxyMode</text:span></text:p>
      <text:p text:style-name="P89"><text:span text:style-name="T1">proxyMode = ScopedProxyMode.TARGET_CLASS – means, that Spring will inject proxy. Target type will be instantiated when it will be needed. INTERFACES – </text:span><text:span text:style-name="T32">creates JDK dynamic proxy, that implements all interfaces of target class.</text:span></text:p>
      <text:p text:style-name="P51"/>
      <text:p text:style-name="P51">@Autowired – match by type is default, if nothing valid found – by name. @Qualifier may be used</text:p>
      <text:p text:style-name="P85"><text:span text:style-name="T22">required: boolean – </text:span><text:span text:style-name="T23">set to false if field may be left null</text:span></text:p>
      <text:p text:style-name="P51">Setter injection – place @Autowired before setter</text:p>
      <text:p text:style-name="P55"><text:soft-page-break/></text:p>
      <text:p text:style-name="P55">@Inject - <text:span text:style-name="T60">same as @Autowire but from </text:span>JSR</text:p>
      <text:p text:style-name="P73">@Resource – same as @Autowire <text:span text:style-name="T44">but </text:span><text:span text:style-name="T61">not acceptable for constructors</text:span></text:p>
      <text:p text:style-name="P62"/>
      <text:p text:style-name="P62">@Import – imports configurations from other class</text:p>
      <text:p text:style-name="P62">@Configuration</text:p>
      <text:p text:style-name="P62">public class ConfigA {</text:p>
      <text:p text:style-name="P62"><text:s text:c="4"/>@Bean</text:p>
      <text:p text:style-name="P62"><text:s text:c="4"/>public A a() {...}</text:p>
      <text:p text:style-name="P62">}</text:p>
      <text:p text:style-name="P62"/>
      <text:p text:style-name="P62">@Configuration</text:p>
      <text:p text:style-name="P62">@Import(ConfigA.class)</text:p>
      <text:p text:style-name="P62">public class ConfigB {</text:p>
      <text:p text:style-name="P62"><text:s text:c="4"/>@Bean</text:p>
      <text:p text:style-name="P62"><text:s text:c="3"/>...</text:p>
      <text:p text:style-name="P62">}</text:p>
      <text:p text:style-name="P17">now only ConfigB may be used to config context</text:p>
      <text:p text:style-name="P17"/>
      <text:p text:style-name="P24">Values from application.properties, <text:span text:style-name="T81">ConfigurationProperties</text:span></text:p>
      <text:p text:style-name="P96"><text:span text:style-name="T29">1) </text:span><text:span text:style-name="T26">@Value(“${some</text:span><text:span text:style-name="T27">Parameter: defaultValue</text:span><text:span text:style-name="T26">}”) or @Value(“string value”)</text:span></text:p>
      <text:p text:style-name="P97"><text:span text:style-name="T26">T</text:span><text:span text:style-name="T27">o i</text:span><text:span text:style-name="T29">nj</text:span><text:span text:style-name="T27">ect map: someParameter={key1: '1', key2: '2', key3: '3'}</text:span></text:p>
      <text:p text:style-name="P77"/>
      <text:p text:style-name="P97"><text:span text:style-name="T29">2) </text:span><text:span text:style-name="T26">@</text:span><text:span text:style-name="T27">Value(“</text:span><text:span text:style-name="T53">#</text:span><text:span text:style-name="T27">{beanName.fieldName}”) - inject field of some bean, </text:span><text:span text:style-name="T54">SpEL</text:span></text:p>
      <text:p text:style-name="P112"/>
      <text:p text:style-name="P105"><text:span text:style-name="T27">3</text:span><text:span text:style-name="T21">) “pack” properties in object (component)</text:span></text:p>
      <text:p text:style-name="P106">Set somewhere @EnableConfigurationProperties and</text:p>
      <text:p text:style-name="P111">- for mutable component(earlier versions)</text:p>
      <text:p text:style-name="P106">create class <text:s/>- values of field will be set as in prop. file</text:p>
      <text:p text:style-name="P106">annotate @Component</text:p>
      <text:p text:style-name="P106">place @ConfigurationProperties(prefix = "tst.some")</text:p>
      <text:p text:style-name="P105"><text:span text:style-name="T21">implement </text:span><text:span text:style-name="T7">public </text:span><text:span text:style-name="T12">or package private</text:span><text:span text:style-name="T21"> setters</text:span></text:p>
      <text:p text:style-name="P111">- for immutable component:</text:p>
      <text:p text:style-name="P106">create class</text:p>
      <text:p text:style-name="P106">do NOT place @Component. Instead PLACE @ConstructorBinding over class(if 1 constructor) or over constructor(which to use)</text:p>
      <text:p text:style-name="P104"><text:span text:style-name="T77">place </text:span><text:span text:style-name="T78">java.bean.</text:span><text:span text:style-name="T77">@ConstructorProperties("param1Name", "param2Name", … ) over constructor</text:span></text:p>
      <text:p text:style-name="P113"><text:span text:style-name="T75">REGISTER</text:span><text:span text:style-name="T76"> this class in </text:span><text:span text:style-name="T77">@EnableConfigurationProperties </text:span><text:span text:style-name="T75">or</text:span><text:span text:style-name="T76"> use @ConfigurationPropertiesScan instead</text:span></text:p>
      <text:p text:style-name="P107"/>
      <text:h text:style-name="Heading_20_1" text:outline-level="1">List in property file</text:h>
      <text:p text:style-name="P108">1) Simple “,”separated:</text:p>
      <text:p text:style-name="P108">In application.properties</text:p>
      <text:p text:style-name="P108">some.prop = e1, e2, e3 </text:p>
      <text:p text:style-name="P118"><text:span text:style-name="T79">In application.y</text:span><text:span text:style-name="T80">ml</text:span></text:p>
      <text:p text:style-name="P110">prop:</text:p>
      <text:p text:style-name="P110"><text:tab/>- e1</text:p>
      <text:p text:style-name="P110"><text:tab/>- e2</text:p>
      <text:p text:style-name="P114"><text:span text:style-name="T79">I</text:span><text:span text:style-name="T76">n code</text:span></text:p>
      <text:p text:style-name="P108">List&lt;type of e..&gt;</text:p>
      <text:p text:style-name="P108"><text:soft-page-break/></text:p>
      <text:p text:style-name="P108">2) List of objects:</text:p>
      <text:p text:style-name="P108">In application.properties</text:p>
      <text:p text:style-name="P108">some.prop[0].field1</text:p>
      <text:p text:style-name="P108">some.prop[0].field2</text:p>
      <text:p text:style-name="P108">In application.yml</text:p>
      <text:p text:style-name="P108">prop:</text:p>
      <text:p text:style-name="P108"><text:tab/>-</text:p>
      <text:p text:style-name="P108"><text:tab/><text:tab/>field1: value</text:p>
      <text:p text:style-name="P108"><text:tab/><text:tab/>field2: value</text:p>
      <text:p text:style-name="P108"><text:tab/>-</text:p>
      <text:p text:style-name="P108"><text:tab/><text:tab/>field1: value</text:p>
      <text:p text:style-name="P108"><text:tab/><text:tab/>field2: value</text:p>
      <text:p text:style-name="P109">In code</text:p>
      <text:p text:style-name="P109">List&lt;class with fields&gt; prop;</text:p>
      <text:p text:style-name="P108"/>
      <text:p text:style-name="P69"/>
      <text:p text:style-name="P97"><text:span text:style-name="T27">@PropertySource("classpath:/com/myco/app.properties") – </text:span><text:span text:style-name="T28">to use specific file with key=value pairs</text:span></text:p>
      <text:p text:style-name="P98"><text:span text:style-name="T28">O</text:span><text:span text:style-name="T21">bject </text:span><text:span text:style-name="T7">Environment</text:span><text:span text:style-name="T10">(see below)</text:span><text:span text:style-name="T21"> contains properties and profiles</text:span></text:p>
      <text:p text:style-name="P67"/>
      <text:p text:style-name="P18">FactoryBean</text:p>
      <text:p text:style-name="P72">It is a factory of beans – another way to create beans. Methods</text:p>
      <text:p text:style-name="P72">Object getObject()</text:p>
      <text:p text:style-name="P72">boolean isSingleton()</text:p>
      <text:p text:style-name="P72">Class getObjectType()</text:p>
      <text:p text:style-name="P72"/>
      <text:p text:style-name="P19">ResourceLoader</text:p>
      <text:p text:style-name="P68"/>
      <text:p text:style-name="P68"/>
      <text:p text:style-name="P20">BeanPostProcessor</text:p>
      <text:p text:style-name="P101"><text:span text:style-name="T5">defines </text:span>Object postProcessAfterInitialization(Object bean, String beanName) throws BeansException</text:p>
      <text:p text:style-name="P63">public Object postProcessBeforeInitialization(Object bean, String beanName) throws BeansException</text:p>
      <text:p text:style-name="P70">Postprocessors may be ordered using @Order <text:span text:style-name="T44">but</text:span> <text:span text:style-name="T44">they should implement Ordered</text:span></text:p>
      <text:p text:style-name="P21"/>
      <text:p text:style-name="P21">BeanFactoryPostProcessor</text:p>
      <text:p text:style-name="P71">Is used to override properties of bean instantianion. PostProcessors may be ordered like BeanPostProcessor.</text:p>
      <text:p text:style-name="P63"/>
      <text:p text:style-name="P62"/>
      <text:p text:style-name="P56">There are annotations @Resources and</text:p>
      <text:p text:style-name="P56"/>
      <text:h text:style-name="P119" text:outline-level="1">Command line args</text:h>
      <text:p text:style-name="P120"><text:span text:style-name="T33">If a</text:span><text:span text:style-name="T1">rgument’s </text:span><text:span text:style-name="T33">name starts with “--”</text:span><text:span text:style-name="T34">(</text:span><text:span text:style-name="T1">--arg.name=arg-value</text:span><text:span text:style-name="T34">) - </text:span><text:span text:style-name="T35">i</text:span><text:span text:style-name="T33">t will be added to </text:span><text:span text:style-name="T13">Environment</text:span><text:span text:style-name="T34">(as “arg.name”). </text:span><text:span text:style-name="T35">Also it may be accessed in </text:span><text:span text:style-name="T14">ApplicationArguments</text:span><text:span text:style-name="T30">.</text:span></text:p>
      <text:h text:style-name="Heading_20_1" text:outline-level="1">Environment</text:h>
      <text:p text:style-name="P74">Mainly provides functionality to search property among hierarchical(prioritized) <text:soft-page-break/>PropertySource(see below). Also allows to set active profile.</text:p>
      <text:p text:style-name="P74">To set property source: need ConfigurableEnvironment → getPropertySources() → set property source</text:p>
      <text:p text:style-name="P75">Implementations of ConfigurableEnvironment: StandardEnvironment, </text:p>
      <text:p text:style-name="P74">StandardServletEnvironment, <text:span text:style-name="T49">see javadoc</text:span></text:p>
      <text:p text:style-name="P23"/>
      <text:p text:style-name="P22">PropertySource <text:span text:style-name="T73">(class NOT annotation)</text:span></text:p>
      <text:p text:style-name="P76">Holds key-value pairs</text:p>
      <text:p text:style-name="P76">Instantiate MapPropertySource. <text:span text:style-name="T74">Property sources </text:span><text:span text:style-name="T50">are compared by names</text:span><text:span text:style-name="T74"> so name should be unique.</text:span></text:p>
      <text:p text:style-name="P22"/>
      <text:p text:style-name="P22"><text:a xlink:type="simple" xlink:href="https://docs.spring.io/spring-boot/docs/current/reference/html/spring-boot-features.html#boot-features-external-config" text:style-name="Internet_20_link" text:visited-style-name="Visited_20_Internet_20_Link">https://docs.spring.io/spring-boot/docs/current/reference/html/spring-boot-features.html#boot-features-external-config</text:a></text:p>
      <text:p text:style-name="P22">https://docs.spring.io/spring-boot/docs/1.3.0.M1/reference/html/howto-properties-and-configuration.html</text:p>
      <text:p text:style-name="P22">https://springframework.guru/spring-external-configuration-data/</text:p>
      <text:p text:style-name="P22"><text:a xlink:type="simple" xlink:href="https://docs.spring.io/spring-boot/docs/current/reference/html/spring-boot-features.html#boot-features-external-config-files" text:style-name="Internet_20_link" text:visited-style-name="Visited_20_Internet_20_Link">https://docs.spring.io/spring-boot/docs/current/reference/html/spring-boot-features.html#boot-features-external-config-files</text:a></text:p>
      <text:p text:style-name="P22"/>
      <text:p text:style-name="P9"/>
      <text:p text:style-name="P11">Build-in Events</text:p>
      <text:p text:style-name="P25"/>
      <table:table table:name="Table1" table:style-name="Table1">
        <table:table-column table:style-name="Table1.A"/>
        <table:table-column table:style-name="Table1.B"/>
        <table:table-row table:style-name="TableLine3149317082576">
          <table:table-cell table:style-name="Table1.A1" office:value-type="string">
            <text:p text:style-name="P115">1</text:p>
          </table:table-cell>
          <table:table-cell table:style-name="Table1.A1" office:value-type="string">
            <text:p text:style-name="P116">ContextRefreshedEvent</text:p>
            <text:p text:style-name="P117">This event is published when the <text:span text:style-name="T39">ApplicationContext</text:span> is either initialized or refreshed. This can also be raised using the refresh() method on the <text:span text:style-name="T39">ConfigurableApplicationContext</text:span> interface.</text:p>
          </table:table-cell>
        </table:table-row>
        <table:table-row table:style-name="TableLine3149317078768">
          <table:table-cell table:style-name="Table1.A1" office:value-type="string">
            <text:p text:style-name="P115">2</text:p>
          </table:table-cell>
          <table:table-cell table:style-name="Table1.A1" office:value-type="string">
            <text:p text:style-name="P116">ContextStartedEvent</text:p>
            <text:p text:style-name="P117">This event is published when the <text:span text:style-name="T39">ApplicationContext</text:span> is started using the start() method on the <text:span text:style-name="T39">ConfigurableApplicationContext</text:span> interface. You can poll your database or you can restart any stopped application after receiving this event.</text:p>
          </table:table-cell>
        </table:table-row>
        <table:table-row table:style-name="TableLine3149317079312">
          <table:table-cell table:style-name="Table1.A1" office:value-type="string">
            <text:p text:style-name="P115">3</text:p>
          </table:table-cell>
          <table:table-cell table:style-name="Table1.A1" office:value-type="string">
            <text:p text:style-name="P116">ContextStoppedEvent</text:p>
            <text:p text:style-name="P117">This event is published when the <text:span text:style-name="T39">ApplicationContext</text:span> is stopped using the stop() method on the <text:span text:style-name="T39">ConfigurableApplicationContext</text:span> interface. You can do required housekeep work after receiving this event.</text:p>
          </table:table-cell>
        </table:table-row>
        <table:table-row table:style-name="TableLine3149317085568">
          <table:table-cell table:style-name="Table1.A1" office:value-type="string">
            <text:p text:style-name="P115">4</text:p>
          </table:table-cell>
          <table:table-cell table:style-name="Table1.A1" office:value-type="string">
            <text:p text:style-name="P116">ContextClosedEvent</text:p>
            <text:p text:style-name="P117">This event is published when the <text:span text:style-name="T39">ApplicationContext</text:span> is closed using the close() method on the <text:span text:style-name="T39">ConfigurableApplicationContext</text:span> interface. A closed context reaches its end of life; it <text:soft-page-break/>cannot be refreshed or restarted.</text:p>
          </table:table-cell>
        </table:table-row>
        <table:table-row table:style-name="TableLine3149317085840">
          <table:table-cell table:style-name="Table1.A1" office:value-type="string">
            <text:p text:style-name="P115">5</text:p>
          </table:table-cell>
          <table:table-cell table:style-name="Table1.A1" office:value-type="string">
            <text:p text:style-name="P116">RequestHandledEvent</text:p>
            <text:p text:style-name="P117">This is a web-specific event telling all beans that an HTTP request has been serviced.</text:p>
          </table:table-cell>
        </table:table-row>
      </table:table>
      <text:p text:style-name="P25"/>
      <text:p text:style-name="P9"/>
      <text:p text:style-name="P9"/>
      <text:p text:style-name="P25">bean must implement ApplicationListener &lt;T extends ApplicationEvent&gt; with single void onApplicationEvent(T) <text:span text:style-name="T46">or</text:span><text:span text:style-name="T56"> put @EventListener over one of public methods</text:span></text:p>
      <text:p text:style-name="P25"/>
      <text:p text:style-name="P26">Custome application event class should 1)extend ApplicationEvent; 2) have constructor with Object source param, which calls super(source);</text:p>
      <text:p text:style-name="P26"/>
      <text:p text:style-name="P26">Custome event puplisher should 1) implement ApplicationEventPublisherAware; 2) override void setApplicationEventPublisher(ApplicationEventPublisher publisher); 3) publish event with publisher.publishEvent(custome event);</text:p>
      <text:p text:style-name="P26"/>
      <text:h text:style-name="Heading_20_1" text:outline-level="1"><text:span text:style-name="T11">A</text:span><text:span text:style-name="T7">spectJ</text:span></text:h>
      <text:p text:style-name="P12">Annotation based</text:p>
      <text:p text:style-name="P27"/>
      <text:p text:style-name="P27">Declare pontcut with </text:p>
      <text:p text:style-name="P37">Aspect – module of <text:span text:style-name="T44">Concern</text:span>. Aspect contains <text:span text:style-name="T44">Advices</text:span>(methods)</text:p>
      <text:p text:style-name="P37"><text:span text:style-name="T44">Target object</text:span> – object for which Advice is invoked.</text:p>
      <text:p text:style-name="P45">Join point – moment in execution when Advice is invoked(some method call).</text:p>
      <text:p text:style-name="P37"><text:span text:style-name="T44">Pointcut</text:span> – describes Join point for particulat Advice</text:p>
      <text:p text:style-name="P38"><text:span text:style-name="T44">Introduction</text:span> – <text:span text:style-name="T63">inner-type declaration </text:span>????</text:p>
      <text:p text:style-name="P38"/>
      <text:p text:style-name="P38">@EnableAspectJAutoProxy – enables AOP</text:p>
      <text:p text:style-name="P28"/>
      <text:p text:style-name="P28">@Aspect - <text:span text:style-name="T63">d</text:span>eclare aspect. <text:span text:style-name="T47">Not possible to hase advice for Aspect</text:span></text:p>
      <text:p text:style-name="P46"/>
      <text:p text:style-name="P29">@Pointcut(“execution(* pack.clas.meth(..))”) with wildcards * pack.*.*(..)</text:p>
      <text:p text:style-name="P42">void idOfPointcut(){} - signature of pointcut</text:p>
      <text:p text:style-name="P38"/>
      <text:p text:style-name="P38"><text:span text:style-name="T68">Any advice may have </text:span><text:span text:style-name="T44">JoinPoint</text:span> <text:span text:style-name="T68">as first argument</text:span></text:p>
      <text:p text:style-name="P38"/>
      <text:p text:style-name="P30">@Before(“idOfPoint<text:span text:style-name="T64">()</text:span>” <text:span text:style-name="T64">or “pointcut expression”</text:span>)</text:p>
      <text:p text:style-name="P31">void someAdvice<text:span text:style-name="T65">()</text:span></text:p>
      <text:p text:style-name="P30"/>
      <text:p text:style-name="P27">@AfterReturning(pointcut=“idOfPoint”, returning=”retVal”)</text:p>
      <text:p text:style-name="P102"><text:span text:style-name="T16">void someAdvice(&lt;</text:span><text:span text:style-name="T18">Type of returned value&gt;</text:span><text:span text:style-name="T16"> retVal){logic}</text:span></text:p>
      <text:p text:style-name="P27"/>
      <text:p text:style-name="P27">@AfterThrowing(pointcut=”i<text:span text:style-name="T71">d</text:span>OfPoint”, throwing=”ex”)</text:p>
      <text:p text:style-name="P102"><text:span text:style-name="T16">void someAdvice(&lt;</text:span><text:span text:style-name="T19">Type of thrown exception&gt;</text:span><text:span text:style-name="T16"> ex){logic}</text:span></text:p>
      <text:p text:style-name="P27"/>
      <text:p text:style-name="P31">@After(<text:span text:style-name="T66">value=</text:span>“idOfPoint”, <text:span text:style-name="T66">argNames=””</text:span>)</text:p>
      <text:p text:style-name="P31"><text:soft-page-break/>void someAdvice(){needed logic}</text:p>
      <text:p text:style-name="P31"/>
      <text:p text:style-name="P32">@Around(“idOfPoint”)</text:p>
      <text:p text:style-name="P39">public Object someAdvice(ProceedingJoinPoint pjp<text:span text:style-name="T44"> – should be first arg</text:span>) {</text:p>
      <text:p text:style-name="P39"><text:tab/><text:span text:style-name="T67">return </text:span>pjp.proceed(); - <text:span text:style-name="T44">this runs target method. </text:span><text:span text:style-name="T48">proceed() may accept Object[]</text:span></text:p>
      <text:p text:style-name="P39">}</text:p>
      <text:p text:style-name="P39"/>
      <text:p text:style-name="P44">Pointcut expressions</text:p>
      <text:p text:style-name="P40">execution(&lt;scope&gt; &lt;return type&gt; &lt;path to method&gt;(..)) - execution of Method</text:p>
      <text:p text:style-name="P40">within(&lt;package&gt;) - everything in package</text:p>
      <text:p text:style-name="P40">this(&lt;name of interface&gt;) - on any proxy which implements &lt;name of interface&gt;</text:p>
      <text:p text:style-name="P40">target(&lt;type of target object&gt;) - on any object of &lt;type ..&gt;</text:p>
      <text:p text:style-name="P40">args<text:span text:style-name="T69">(&lt;type of 1-st argument&gt;, &lt;type of 2-nd argument&gt;, …)</text:span></text:p>
      <text:p text:style-name="P41"><text:span text:style-name="T52">@</text:span>target(&lt;type of annotation&gt;) - all methods in <text:span text:style-name="T44">object</text:span> with &lt;type of annotation&gt; annotation</text:p>
      <text:p text:style-name="P41"><text:span text:style-name="T52">@</text:span>within(&lt;type of annotation&gt;) - ???</text:p>
      <text:p text:style-name="P41">@annotation(&lt;type of annotation&gt;) - any <text:span text:style-name="T44">method</text:span> with &lt;type of annotation&gt; annotation</text:p>
      <text:p text:style-name="P41">bean(&lt;name of bean&gt;) – only for Spring, all methods of bean named &lt;name of bean&gt;</text:p>
      <text:p text:style-name="P103"><text:span text:style-name="T20">&amp;&amp;</text:span><text:span text:style-name="T15"> and </text:span><text:span text:style-name="T20">||</text:span><text:span text:style-name="T15"> are also allowed, </text:span><text:span text:style-name="T20">generics</text:span><text:span text:style-name="T15">(&lt;T&gt;) are replaced with “</text:span><text:span text:style-name="T20">+</text:span><text:span text:style-name="T15">”</text:span></text:p>
      <text:p text:style-name="P41"/>
      <text:p text:style-name="P47">Pass arguments to advice</text:p>
      <text:p text:style-name="P41">@Pointcut("com.xyz.myapp.SystemArchitecture.dataAccessOperation() &amp;&amp; args(account,..)")</text:p>
      <text:p text:style-name="P41">private void accountDataAccessOperation(Account account) {}</text:p>
      <text:p text:style-name="P41"/>
      <text:p text:style-name="P41">@Before("accountDataAccessOperation(account)")</text:p>
      <text:p text:style-name="P41">public void validateAccount(Account account) {}</text:p>
      <text:p text:style-name="P41"/>
      <text:p text:style-name="P27"/>
      <text:p text:style-name="P83"><text:span text:style-name="T16">a</text:span><text:span text:style-name="T15">dd to xsi:schemaLocation</text:span></text:p>
      <text:p text:style-name="P33">“http://www.springframework.org/schema/aop </text:p>
      <text:p text:style-name="P83"><text:a xlink:type="simple" xlink:href="http://www.springframework.org/schema/aop/spring-aop-3.0.xsd" text:style-name="Internet_20_link" text:visited-style-name="Visited_20_Internet_20_Link">http://www.springframework.org/schema/aop/spring-aop-3.0.xsd</text:a><text:span text:style-name="T15">”</text:span></text:p>
      <text:p text:style-name="P33"/>
      <text:p text:style-name="P33">&lt;aop:aspectj-autoproxy/&gt;</text:p>
      <text:p text:style-name="P33">&lt;bean id=”nameOfAspect” class=”class of aspect” /&gt;</text:p>
      <text:p text:style-name="P33"/>
      <text:p text:style-name="P43">XML based</text:p>
      <text:p text:style-name="P34">&lt;aop:config&gt;</text:p>
      <text:p text:style-name="P34"><text:tab/>&lt;aop:aspect id=”just name of aspect, not a class” ref=”name of bean”&gt;</text:p>
      <text:p text:style-name="P84"><text:span text:style-name="T17"><text:tab/><text:tab/>&lt;aop:pointcut id=”idOfPointcut” expression=</text:span><text:span text:style-name="T16">“execution(* pack.clas.meth(..))”/</text:span><text:span text:style-name="T17">&gt;</text:span></text:p>
      <text:p text:style-name="P34"><text:tab/><text:tab/>&lt;aop:before pointcut-ref=”idOfPointcut” method=”method of bean”/&gt;</text:p>
      <text:p text:style-name="P34"><text:tab/><text:tab/>&lt;aop:after-returning pointcut-ref=”idOfPointcut” returning=”retVal” <text:tab/><text:tab/><text:tab/><text:tab/><text:tab/>method=”method of bean”/&gt;</text:p>
      <text:p text:style-name="P34"><text:tab/>&lt;/aop:aspect&gt;</text:p>
      <text:p text:style-name="P34">&lt;/aop:config&gt;</text:p>
      <text:p text:style-name="P34"/>
      <text:p text:style-name="P34">&lt;bean id=”name of bean” class=”class name”/&gt;</text:p>
      <text:p text:style-name="P34"/>
      <text:p text:style-name="P99">Integration</text:p>
      <text:p text:style-name="P100">@EnableAsync</text:p>
      <text:p text:style-name="P35">@Async – method will be executed asynchronously in Spring’s task executor. Method may take arguments and return Future&lt;&gt; object</text:p>
      <text:p text:style-name="P35"><text:span text:style-name="T58">Implement </text:span><text:span text:style-name="T44">AsyncUncaughtExceptionHandler</text:span> <text:span text:style-name="T58">to catch exceptions from @Async method</text:span></text:p>
      <text:p text:style-name="P35"/>
      <text:p text:style-name="P36"><text:soft-page-break/>@EnableScheduling</text:p>
      <text:p text:style-name="P36">@Scheduled(initialDelay=1000, fixedDelay=5000 | fixedRate=5000<text:span text:style-name="T57">)</text:span></text:p>
      <text:p text:style-name="P36"/>
      <text:p text:style-name="P95"/>
      <text:p text:style-name="P93"><text:a xlink:type="simple" xlink:href="https://docs.spring.io/spring-framework/docs/current/spring-framework-reference/integration.html#jms" text:style-name="Internet_20_link" text:visited-style-name="Visited_20_Internet_20_Link">https://docs.spring.io/spring-framework/docs/current/spring-framework-reference/integration.html#jms</text:a><text:span text:style-name="T43"> <text:s/></text:span><text:bookmark text:name="jms"/><text:span text:style-name="T43">JMS (Java Message Service)</text:span></text:p>
      <text:p text:style-name="P94"/>
      <text:p text:style-name="P94"/>
      <text:p text:style-name="P94"/>
      <text:p text:style-name="P90">Q:</text:p>
      <text:p text:style-name="P90">refreshing context</text:p>
      <text:p text:style-name="P91">prototype – when recreate? What if injected to singleton?</text:p>
      <text:p text:style-name="P92">What is session? How to start sess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ontserrat" svg:font-family="Montserrat, Arial, Helvetica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14:15:06.079000000</dc:date>
    <meta:editing-duration>P3DT10H14M45S</meta:editing-duration>
    <meta:editing-cycles>129</meta:editing-cycles>
    <meta:generator>LibreOffice/7.2.3.2$Windows_X86_64 LibreOffice_project/d166454616c1632304285822f9c83ce2e660fd92</meta:generator>
    <meta:document-statistic meta:table-count="1" meta:image-count="0" meta:object-count="0" meta:page-count="8" meta:paragraph-count="231" meta:word-count="1381" meta:character-count="12338" meta:non-whitespace-character-count="11085"/>
  </office:meta>
</office:document-meta>
</file>